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>
          <table:table-cell table:number-columns-repeated="2" office:value-type="float" office:value="0">
            <text:p>0</text:p>
          </table:table-cell>
          <table:table-cell table:number-columns-repeated="8"/>
          <table:table-cell office:value-type="string">
            <text:p>Prediction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Real valu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COUNTIF([.$A1:.$B618];0)/2" office:value-type="float" office:value="30">
            <text:p>30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COUNTIF([.$A1:.$B618];1)/2" office:value-type="float" office:value="48">
            <text:p>48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COUNTIF([.$A1:.$B618];2)/2" office:value-type="float" office:value="82">
            <text:p>8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formula="of:=COUNTIF([.$A1:.$B618];3)/2" office:value-type="float" office:value="41">
            <text:p>4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formula="of:=COUNTIF([.$A1:.$B618];4)/2" office:value-type="float" office:value="34">
            <text:p>34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table:formula="of:=COUNTIF([.$A1:.$B615];0)/2" office:value-type="float" office:value="30">
            <text:p>3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6" office:value-type="float" office:value="0">
            <text:p>0</text:p>
          </table:table-cell>
          <table:table-cell table:formula="of:=COUNTIF([.$A1:.$B618];6)/2" office:value-type="float" office:value="90">
            <text:p>9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table:formula="of:=COUNTIF([.$A1:.$B618];7)/2"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COUNTIF([.$A1:.$B618];8)/2-0.5" office:value-type="float" office:value="137">
            <text:p>13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9" office:value-type="float" office:value="0">
            <text:p>0</text:p>
          </table:table-cell>
          <table:table-cell table:formula="of:=COUNTIF([.$A1:.$B618];9)/2" office:value-type="float" office:value="39">
            <text:p>39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6">
            <text:p>6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7">
            <text:p>7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8">
            <text:p>8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9">
            <text:p>9</text:p>
          </table:table-cell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B6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7">27.01.2020</text:date>, <text:time>15:4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9M27S</meta:editing-duration>
    <meta:editing-cycles>6</meta:editing-cycles>
    <meta:generator>OpenOffice/4.1.3$Win32 OpenOffice.org_project/413m1$Build-9783</meta:generator>
    <dc:date>2020-01-27T15:41:20.63</dc:date>
    <meta:document-statistic meta:table-count="3" meta:cell-count="1358" meta:object-count="0"/>
    <meta:user-defined meta:name="Info 1"/>
    <meta:user-defined meta:name="Info 2"/>
    <meta:user-defined meta:name="Info 3"/>
    <meta:user-defined meta:name="Info 4"/>
  </office:meta>
</office:document-meta>
</file>